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3.35cm" fo:min-width="15.2cm"/>
    </style:style>
    <style:style style:name="gr2" style:family="graphic" style:parent-style-name="standard">
      <style:graphic-properties draw:textarea-horizontal-align="justify" draw:textarea-vertical-align="top" draw:auto-grow-height="false" fo:min-height="5.55cm" fo:min-width="15.2cm"/>
    </style:style>
    <style:style style:name="gr3" style:family="graphic" style:parent-style-name="standard">
      <style:graphic-properties draw:textarea-horizontal-align="justify" draw:textarea-vertical-align="middle" draw:auto-grow-height="false" fo:min-height="1.449cm" fo:min-width="3.798cm"/>
    </style:style>
    <style:style style:name="gr4" style:family="graphic" style:parent-style-name="standard">
      <style:graphic-properties draw:textarea-horizontal-align="justify" draw:textarea-vertical-align="middle" draw:auto-grow-height="false" fo:min-height="1.449cm" fo:min-width="3.599cm"/>
    </style:style>
    <style:style style:name="gr5" style:family="graphic" style:parent-style-name="standard">
      <style:graphic-properties draw:textarea-horizontal-align="justify" draw:textarea-vertical-align="middle" draw:auto-grow-height="false" fo:min-height="1.449cm" fo:min-width="7.199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449cm" fo:min-width="1.998cm"/>
    </style:style>
    <style:style style:name="gr9" style:family="graphic" style:parent-style-name="standard">
      <style:graphic-properties draw:textarea-horizontal-align="justify" draw:textarea-vertical-align="top" draw:auto-grow-height="false" fo:min-height="13.35cm" fo:min-width="6.7cm"/>
    </style:style>
    <style:style style:name="gr10" style:family="graphic" style:parent-style-name="standard">
      <style:graphic-properties draw:stroke="none" svg:stroke-color="#000000" draw:fill="none" draw:fill-color="#ffffff" fo:min-height="0.937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5.7cm" svg:height="13.6cm" svg:x="4.2cm" svg:y="8cm">
          <text:p text:style-name="P1">C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5.7cm" svg:height="5.8cm" svg:x="4.2cm" svg:y="22.4cm">
          <text:p text:style-name="P1">Librar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" draw:id="id1" draw:layer="layout" svg:width="4.5cm" svg:height="1.9cm" svg:x="4.6cm" svg:y="19.2cm">
          <text:p text:style-name="P2">Observation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295.213045765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xml:id="id3" draw:id="id3" draw:layer="layout" svg:width="4.3cm" svg:height="1.9cm" svg:x="9.9cm" svg:y="19.2cm">
          <text:p text:style-name="P2">Model</text:p>
          <draw:enhanced-geometry svg:viewBox="0 0 21600 21600" draw:glue-points="?f7 0 ?f6 ?f1 0 ?f10 ?f6 21600 ?f4 ?f10 21600 ?f9" draw:path-stretchpoint-x="10800" draw:path-stretchpoint-y="10800" draw:text-areas="0 ?f1 ?f4 ?f12" draw:type="cube" draw:modifiers="2295.213045765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xml:id="id4" draw:id="id4" draw:layer="layout" svg:width="4.3cm" svg:height="1.9cm" svg:x="14.8cm" svg:y="19.2cm">
          <text:p text:style-name="P2">Reward</text:p>
          <draw:enhanced-geometry svg:viewBox="0 0 21600 21600" draw:glue-points="?f7 0 ?f6 ?f1 0 ?f10 ?f6 21600 ?f4 ?f10 21600 ?f9" draw:path-stretchpoint-x="10800" draw:path-stretchpoint-y="10800" draw:text-areas="0 ?f1 ?f4 ?f12" draw:type="cube" draw:modifiers="2295.213045765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xml:id="id7" draw:id="id7" draw:layer="layout" svg:width="4.3cm" svg:height="1.9cm" svg:x="4.7cm" svg:y="15.3cm">
          <text:p text:style-name="P2">Action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295.213045765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xml:id="id2" draw:id="id2" draw:layer="layout" svg:width="4.3cm" svg:height="1.9cm" svg:x="9.9cm" svg:y="13.8cm">
          <text:p text:style-name="P2">Agent</text:p>
          <draw:enhanced-geometry svg:viewBox="0 0 21600 21600" draw:glue-points="?f7 0 ?f6 ?f1 0 ?f10 ?f6 21600 ?f4 ?f10 21600 ?f9" draw:path-stretchpoint-x="10800" draw:path-stretchpoint-y="10800" draw:text-areas="0 ?f1 ?f4 ?f12" draw:type="cube" draw:modifiers="2295.213045765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xml:id="id5" draw:id="id5" draw:layer="layout" svg:width="4.3cm" svg:height="1.9cm" svg:x="9.9cm" svg:y="11.2cm">
          <text:p text:style-name="P2">Trainer</text:p>
          <draw:enhanced-geometry svg:viewBox="0 0 21600 21600" draw:glue-points="?f7 0 ?f6 ?f1 0 ?f10 ?f6 21600 ?f4 ?f10 21600 ?f9" draw:path-stretchpoint-x="10800" draw:path-stretchpoint-y="10800" draw:text-areas="0 ?f1 ?f4 ?f12" draw:type="cube" draw:modifiers="2295.213045765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6" draw:id="id6" draw:layer="layout" svg:width="7.9cm" svg:height="1.9cm" svg:x="8.1cm" svg:y="8.5cm">
          <text:p text:style-name="P2">EnvironmentWrapper</text:p>
          <draw:enhanced-geometry svg:viewBox="0 0 21600 21600" draw:glue-points="?f7 0 ?f6 ?f1 0 ?f10 ?f6 21600 ?f4 ?f10 21600 ?f9" draw:path-stretchpoint-x="10800" draw:path-stretchpoint-y="10800" draw:text-areas="0 ?f1 ?f4 ?f12" draw:type="cube" draw:modifiers="2295.213045765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2" draw:layer="layout" svg:x1="6.85cm" svg:y1="19.2cm" svg:x2="12.05cm" svg:y2="15.7cm" draw:start-shape="id1" draw:end-shape="id2" svg:d="M6850 19200v-1749h5200v-1751" svg:viewBox="0 0 5201 3501">
          <text:p/>
        </draw:connector>
        <draw:connector draw:style-name="gr6" draw:text-style-name="P2" draw:layer="layout" svg:x1="12.05cm" svg:y1="19.2cm" svg:x2="12.05cm" svg:y2="15.7cm" draw:start-shape="id3" draw:end-shape="id2" svg:d="M12050 19200v-3500" svg:viewBox="0 0 1 3501">
          <text:p/>
        </draw:connector>
        <draw:connector draw:style-name="gr6" draw:text-style-name="P2" draw:layer="layout" svg:x1="16.95cm" svg:y1="19.2cm" svg:x2="12.05cm" svg:y2="15.7cm" draw:start-shape="id4" draw:end-shape="id2" svg:d="M16950 19200v-1749h-4900v-1751" svg:viewBox="0 0 4901 3501">
          <text:p/>
        </draw:connector>
        <draw:connector draw:style-name="gr7" draw:text-style-name="P3" draw:layer="layout" draw:type="line" svg:x1="12.05cm" svg:y1="13.8cm" svg:x2="12.05cm" svg:y2="13.1cm" draw:start-shape="id2" draw:end-shape="id5" svg:d="M12050 13800v-700" svg:viewBox="0 0 1 701">
          <text:p/>
        </draw:connector>
        <draw:connector draw:style-name="gr7" draw:text-style-name="P3" draw:layer="layout" draw:type="line" svg:x1="12.05cm" svg:y1="11.2cm" svg:x2="12.05cm" svg:y2="10.4cm" draw:start-shape="id5" draw:end-shape="id6" svg:d="M12050 11200v-800" svg:viewBox="0 0 1 801">
          <text:p/>
        </draw:connector>
        <draw:connector draw:style-name="gr6" draw:text-style-name="P2" draw:layer="layout" svg:x1="6.85cm" svg:y1="15.3cm" svg:x2="9.9cm" svg:y2="14.75cm" draw:start-shape="id7" draw:start-glue-point="0" draw:end-shape="id2" svg:d="M6850 15300v-550h3050" svg:viewBox="0 0 3051 551">
          <text:p/>
        </draw:connector>
        <draw:custom-shape draw:style-name="gr2" draw:text-style-name="P1" draw:layer="layout" svg:width="15.7cm" svg:height="5.8cm" svg:x="4.2cm" svg:y="1.8cm">
          <text:p text:style-name="P1">Environ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0" draw:id="id10" draw:layer="layout" svg:width="2.7cm" svg:height="1.9cm" svg:x="5cm" svg:y="4cm">
          <text:p text:style-name="P2">Env. 1</text:p>
          <draw:enhanced-geometry svg:viewBox="0 0 21600 21600" draw:glue-points="?f7 0 ?f6 ?f1 0 ?f10 ?f6 21600 ?f4 ?f10 21600 ?f9" draw:path-stretchpoint-x="10800" draw:path-stretchpoint-y="10800" draw:text-areas="0 ?f1 ?f4 ?f12" draw:type="cube" draw:modifiers="2295.213045765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2" xml:id="id11" draw:id="id11" draw:layer="layout" svg:width="2.7cm" svg:height="1.9cm" svg:x="8.1cm" svg:y="4cm">
          <text:p text:style-name="P2">Env. 2</text:p>
          <draw:enhanced-geometry svg:viewBox="0 0 21600 21600" draw:glue-points="?f7 0 ?f6 ?f1 0 ?f10 ?f6 21600 ?f4 ?f10 21600 ?f9" draw:path-stretchpoint-x="10800" draw:path-stretchpoint-y="10800" draw:text-areas="0 ?f1 ?f4 ?f12" draw:type="cube" draw:modifiers="2295.213045765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" draw:layer="layout" svg:width="7.2cm" svg:height="13.6cm" svg:x="20.5cm" svg:y="8cm">
          <text:p text:style-name="P1">Uti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" draw:id="id8" draw:layer="layout" svg:width="4.3cm" svg:height="1.9cm" svg:x="21.9cm" svg:y="11.2cm">
          <text:p text:style-name="P2">Statistics</text:p>
          <draw:enhanced-geometry svg:viewBox="0 0 21600 21600" draw:glue-points="?f7 0 ?f6 ?f1 0 ?f10 ?f6 21600 ?f4 ?f10 21600 ?f9" draw:path-stretchpoint-x="10800" draw:path-stretchpoint-y="10800" draw:text-areas="0 ?f1 ?f4 ?f12" draw:type="cube" draw:modifiers="2295.213045765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xml:id="id9" draw:id="id9" draw:layer="layout" svg:width="4.3cm" svg:height="1.9cm" svg:x="21.9cm" svg:y="13.8cm">
          <text:p text:style-name="P2">Persistency</text:p>
          <draw:enhanced-geometry svg:viewBox="0 0 21600 21600" draw:glue-points="?f7 0 ?f6 ?f1 0 ?f10 ?f6 21600 ?f4 ?f10 21600 ?f9" draw:path-stretchpoint-x="10800" draw:path-stretchpoint-y="10800" draw:text-areas="0 ?f1 ?f4 ?f12" draw:type="cube" draw:modifiers="2295.213045765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2" draw:layer="layout" svg:x1="21.9cm" svg:y1="12.15cm" svg:x2="14.2cm" svg:y2="12.15cm" draw:start-shape="id8" draw:end-shape="id5" svg:d="M21900 12150h-7700" svg:viewBox="0 0 7701 1">
          <text:p/>
        </draw:connector>
        <draw:connector draw:style-name="gr6" draw:text-style-name="P2" draw:layer="layout" svg:x1="21.9cm" svg:y1="14.75cm" svg:x2="14.2cm" svg:y2="12.15cm" draw:start-shape="id9" draw:end-shape="id5" svg:d="M21900 14750h-3849v-2600h-3851" svg:viewBox="0 0 7701 2601">
          <text:p/>
        </draw:connector>
        <draw:custom-shape draw:style-name="gr8" draw:text-style-name="P2" xml:id="id12" draw:id="id12" draw:layer="layout" svg:width="2.7cm" svg:height="1.9cm" svg:x="11.2cm" svg:y="4cm">
          <text:p text:style-name="P2">Env. 3</text:p>
          <draw:enhanced-geometry svg:viewBox="0 0 21600 21600" draw:glue-points="?f7 0 ?f6 ?f1 0 ?f10 ?f6 21600 ?f4 ?f10 21600 ?f9" draw:path-stretchpoint-x="10800" draw:path-stretchpoint-y="10800" draw:text-areas="0 ?f1 ?f4 ?f12" draw:type="cube" draw:modifiers="2295.213045765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2" xml:id="id13" draw:id="id13" draw:layer="layout" svg:width="2.7cm" svg:height="1.9cm" svg:x="15.7cm" svg:y="4cm">
          <text:p text:style-name="P2">Env. N</text:p>
          <draw:enhanced-geometry svg:viewBox="0 0 21600 21600" draw:glue-points="?f7 0 ?f6 ?f1 0 ?f10 ?f6 21600 ?f4 ?f10 21600 ?f9" draw:path-stretchpoint-x="10800" draw:path-stretchpoint-y="10800" draw:text-areas="0 ?f1 ?f4 ?f12" draw:type="cube" draw:modifiers="2295.213045765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0" draw:text-style-name="P4" draw:layer="layout" svg:width="1.4cm" svg:height="1.187cm" svg:x="14.3cm" svg:y="4.3cm">
          <draw:text-box>
            <text:p>...</text:p>
          </draw:text-box>
        </draw:frame>
        <draw:custom-shape draw:style-name="gr8" draw:text-style-name="P2" xml:id="id14" draw:id="id14" draw:layer="layout" svg:width="2.7cm" svg:height="1.9cm" svg:x="5.2cm" svg:y="24.8cm">
          <text:p text:style-name="P2">Lib. 1</text:p>
          <draw:enhanced-geometry svg:viewBox="0 0 21600 21600" draw:glue-points="?f7 0 ?f6 ?f1 0 ?f10 ?f6 21600 ?f4 ?f10 21600 ?f9" draw:path-stretchpoint-x="10800" draw:path-stretchpoint-y="10800" draw:text-areas="0 ?f1 ?f4 ?f12" draw:type="cube" draw:modifiers="2295.213045765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2" xml:id="id15" draw:id="id15" draw:layer="layout" svg:width="2.7cm" svg:height="1.9cm" svg:x="8.3cm" svg:y="24.8cm">
          <text:p text:style-name="P2">Lib. 2</text:p>
          <draw:enhanced-geometry svg:viewBox="0 0 21600 21600" draw:glue-points="?f7 0 ?f6 ?f1 0 ?f10 ?f6 21600 ?f4 ?f10 21600 ?f9" draw:path-stretchpoint-x="10800" draw:path-stretchpoint-y="10800" draw:text-areas="0 ?f1 ?f4 ?f12" draw:type="cube" draw:modifiers="2295.213045765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2" xml:id="id16" draw:id="id16" draw:layer="layout" svg:width="2.7cm" svg:height="1.9cm" svg:x="11.4cm" svg:y="24.8cm">
          <text:p text:style-name="P2">Lib. 3</text:p>
          <draw:enhanced-geometry svg:viewBox="0 0 21600 21600" draw:glue-points="?f7 0 ?f6 ?f1 0 ?f10 ?f6 21600 ?f4 ?f10 21600 ?f9" draw:path-stretchpoint-x="10800" draw:path-stretchpoint-y="10800" draw:text-areas="0 ?f1 ?f4 ?f12" draw:type="cube" draw:modifiers="2295.213045765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2" xml:id="id17" draw:id="id17" draw:layer="layout" svg:width="2.7cm" svg:height="1.9cm" svg:x="15.9cm" svg:y="24.8cm">
          <text:p text:style-name="P2">Lib. N</text:p>
          <draw:enhanced-geometry svg:viewBox="0 0 21600 21600" draw:glue-points="?f7 0 ?f6 ?f1 0 ?f10 ?f6 21600 ?f4 ?f10 21600 ?f9" draw:path-stretchpoint-x="10800" draw:path-stretchpoint-y="10800" draw:text-areas="0 ?f1 ?f4 ?f12" draw:type="cube" draw:modifiers="2295.213045765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0" draw:text-style-name="P4" draw:layer="layout" svg:width="1.4cm" svg:height="1.187cm" svg:x="14.5cm" svg:y="25.1cm">
          <draw:text-box>
            <text:p>...</text:p>
          </draw:text-box>
        </draw:frame>
        <draw:connector draw:style-name="gr6" draw:text-style-name="P2" draw:layer="layout" svg:x1="12.05cm" svg:y1="8.5cm" svg:x2="6.35cm" svg:y2="5.9cm" draw:start-shape="id6" draw:end-shape="id10" svg:d="M12050 8500v-1300h-5700v-1300" svg:viewBox="0 0 5701 2601">
          <text:p/>
        </draw:connector>
        <draw:connector draw:style-name="gr6" draw:text-style-name="P2" draw:layer="layout" svg:x1="12.05cm" svg:y1="8.5cm" svg:x2="9.45cm" svg:y2="5.9cm" draw:start-shape="id6" draw:end-shape="id11" svg:d="M12050 8500v-1300h-2600v-1300" svg:viewBox="0 0 2601 2601">
          <text:p/>
        </draw:connector>
        <draw:connector draw:style-name="gr6" draw:text-style-name="P2" draw:layer="layout" svg:x1="12.151cm" svg:y1="8.5cm" svg:x2="12.55cm" svg:y2="5.9cm" draw:start-shape="id6" draw:start-glue-point="4" draw:end-shape="id12" draw:end-glue-point="2" svg:d="M12151 8500v-1300h399v-1300" svg:viewBox="0 0 400 2601">
          <text:p/>
        </draw:connector>
        <draw:connector draw:style-name="gr6" draw:text-style-name="P2" draw:layer="layout" svg:x1="12.05cm" svg:y1="8.5cm" svg:x2="17.05cm" svg:y2="5.9cm" draw:start-shape="id6" draw:end-shape="id13" svg:d="M12050 8500v-1300h5000v-1300" svg:viewBox="0 0 5001 2601">
          <text:p/>
        </draw:connector>
        <draw:connector draw:style-name="gr6" draw:text-style-name="P2" draw:layer="layout" draw:line-skew="0.65cm" svg:x1="12.05cm" svg:y1="21.1cm" svg:x2="6.651cm" svg:y2="24.8cm" draw:start-shape="id3" draw:end-shape="id14" draw:end-glue-point="4" svg:d="M12050 21100v2500h-5399v1200" svg:viewBox="0 0 5400 3701">
          <text:p/>
        </draw:connector>
        <draw:connector draw:style-name="gr6" draw:text-style-name="P2" draw:layer="layout" draw:line-skew="0.65cm" svg:x1="12.05cm" svg:y1="21.1cm" svg:x2="9.751cm" svg:y2="24.8cm" draw:start-shape="id3" draw:start-glue-point="2" draw:end-shape="id15" draw:end-glue-point="4" svg:d="M12050 21100v2500h-2299v1200" svg:viewBox="0 0 2300 3701">
          <text:p/>
        </draw:connector>
        <draw:connector draw:style-name="gr6" draw:text-style-name="P2" draw:layer="layout" draw:line-skew="0.65cm" svg:x1="12.05cm" svg:y1="21.1cm" svg:x2="12.851cm" svg:y2="24.8cm" draw:start-shape="id3" draw:end-shape="id16" draw:end-glue-point="4" svg:d="M12050 21100v2500h801v1200" svg:viewBox="0 0 802 3701">
          <text:p/>
        </draw:connector>
        <draw:connector draw:style-name="gr6" draw:text-style-name="P2" draw:layer="layout" draw:line-skew="0.65cm" svg:x1="12.05cm" svg:y1="21.1cm" svg:x2="17.351cm" svg:y2="24.8cm" draw:start-shape="id3" draw:end-shape="id17" draw:end-glue-point="4" svg:d="M12050 21100v2500h5301v1200" svg:viewBox="0 0 5302 37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ffffff" draw:textarea-horizontal-align="left" fo:padding-top="0.125cm" fo:padding-bottom="0.125cm" fo:padding-left="0.25cm" fo:padding-right="0.25cm" draw:shadow="hidden" draw:shadow-offset-x="0.1cm" draw:shadow-offset-y="0.1cm" draw:shadow-color="#808080" draw:shadow-opacity="6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style-name="Normal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8-08T15:08:05.123606898</meta:creation-date>
    <dc:date>2020-08-10T17:17:13.140405751</dc:date>
    <meta:editing-duration>PT24M18S</meta:editing-duration>
    <meta:editing-cycles>4</meta:editing-cycles>
    <meta:generator>LibreOffice/6.3.3.2$MacOSX_X86_64 LibreOffice_project/a64200df03143b798afd1ec74a12ab50359878ed</meta:generator>
    <meta:document-statistic meta:object-count="39"/>
  </office:meta>
</office:document-meta>
</file>